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45f4" officeooo:paragraph-rsid="001045f4"/>
    </style:style>
    <style:style style:name="P2" style:family="paragraph" style:parent-style-name="Standard">
      <style:text-properties officeooo:rsid="0010a682" officeooo:paragraph-rsid="0010a682"/>
    </style:style>
    <style:style style:name="P3" style:family="paragraph" style:parent-style-name="Standard" style:list-style-name="L1">
      <style:text-properties officeooo:rsid="001045f4" officeooo:paragraph-rsid="001045f4"/>
    </style:style>
    <style:style style:name="P4" style:family="paragraph" style:parent-style-name="Standard" style:list-style-name="L2">
      <style:text-properties officeooo:rsid="0010a682" officeooo:paragraph-rsid="0010a682"/>
    </style:style>
    <style:style style:name="P5" style:family="paragraph" style:parent-style-name="Standard" style:list-style-name="L3">
      <style:text-properties officeooo:rsid="0010a682" officeooo:paragraph-rsid="0010a682"/>
    </style:style>
    <style:style style:name="T1" style:family="text">
      <style:text-properties officeooo:rsid="0010a6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bina</text:p>
      <text:list xml:id="list296423018380770227" text:style-name="L1">
        <text:list-item>
          <text:p text:style-name="P3">Libreta k Smetanovým operám</text:p>
        </text:list-item>
        <text:list-item>
          <text:p text:style-name="P3"><text:span text:style-name="T1">Č</text:span>erpal ze svých životních osudů → román Oživené Hroby (pobyt ve vězení, hroby jsou cely)</text:p>
          <text:list>
            <text:list-item>
              <text:p text:style-name="P3">Vězni si povídají o svých rodných zemích a o svých osudech</text:p>
            </text:list-item>
            <text:list-item>
              <text:p text:style-name="P3">Naděje v lepší budoucnost českých zemí</text:p>
            </text:list-item>
            <text:list-item>
              <text:p text:style-name="P3">Jejich hovory oživují vězeňské cely</text:p>
            </text:list-item>
          </text:list>
        </text:list-item>
      </text:list>
      <text:p text:style-name="P1"/>
      <text:p text:style-name="P2">Karel Jaromír Erben (1811 – 1870)</text:p>
      <text:list xml:id="list4790120397603783628" text:style-name="L2">
        <text:list-item>
          <text:p text:style-name="P4">Život</text:p>
          <text:list>
            <text:list-item>
              <text:p text:style-name="P4">Narodil se v Podkrkonoší jako jedno z dvojčat</text:p>
            </text:list-item>
            <text:list-item>
              <text:p text:style-name="P4">Jako straší se přestěhoval do Prahy kvůli studiím práv</text:p>
              <text:list>
                <text:list-item>
                  <text:p text:style-name="P4">Zde se seznámí s českými vlastenci a přidá si jméno Jaromír</text:p>
                </text:list-item>
                <text:list-item>
                  <text:p text:style-name="P4">Přátelství s Františkem Palackým, který mu dohodil místo hlavního pražského archiváře a sekretáře (správce) českého muzea</text:p>
                </text:list-item>
              </text:list>
            </text:list-item>
            <text:list-item>
              <text:p text:style-name="P4">Vydával starší českou literaturu a překládal díla z jiných slovanských jazyků</text:p>
            </text:list-item>
            <text:list-item>
              <text:p text:style-name="P4">Věnoval se sbírání české lidové slovesnosti</text:p>
              <text:list>
                <text:list-item>
                  <text:p text:style-name="P4">Vydal sbírku „Prostonárodní písně a říkadla“</text:p>
                </text:list-item>
                <text:list-item>
                  <text:p text:style-name="P4">Kytice pověstí národních</text:p>
                </text:list-item>
              </text:list>
            </text:list-item>
          </text:list>
        </text:list-item>
      </text:list>
      <text:p text:style-name="P2"><text:tab/>Kytice</text:p>
      <text:list xml:id="list1413305843528126170" text:style-name="L3">
        <text:list-item>
          <text:p text:style-name="P5">skládá se z 13 lyricko-epických balad</text:p>
          <text:list>
            <text:list-item>
              <text:p text:style-name="P5">Mnoho inspirace i z pohádek, protože ne všechny balady končí špatně</text:p>
            </text:list-item>
            <text:list-item>
              <text:p text:style-name="P5">13. byla přidána ještě lilie, která byla dodána do díla o něco později</text:p>
            </text:list-item>
          </text:list>
        </text:list-item>
        <text:list-item>
          <text:p text:style-name="P5">Do české literatury přináší nové prvky</text:p>
          <text:list>
            <text:list-item>
              <text:p text:style-name="P5">Komponovanost → skladby mají logické řazení</text:p>
            </text:list-item>
            <text:list-item>
              <text:p text:style-name="P5">Etičnost → ve všech baladách se nachází nějaká forma viny a trestu</text:p>
            </text:list-item>
          </text:list>
        </text:list-item>
        <text:list-item>
          <text:p text:style-name="P5">Motivy</text:p>
          <text:list>
            <text:list-item>
              <text:p text:style-name="P5">Častý motiv noční přírody</text:p>
              <text:list>
                <text:list-item>
                  <text:p text:style-name="P5">Velmi častá moc časového období</text:p>
                </text:list-item>
              </text:list>
            </text:list-item>
            <text:list-item>
              <text:p text:style-name="P5">Smrt</text:p>
            </text:list-item>
            <text:list-item>
              <text:p text:style-name="P5">Vina a trest</text:p>
            </text:list-item>
          </text:list>
        </text:list-item>
        <text:list-item>
          <text:p text:style-name="P5">Děj má rychlý spád, mnoho gradace, výrazná zvukomalba</text:p>
        </text:list-item>
      </text:list>
      <text:p text:style-name="P2"/>
      <text:p text:style-name="P2">Karel Hynek Mách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2:30:45.508759060</meta:creation-date>
    <dc:date>2018-02-22T14:18:58.264174157</dc:date>
    <meta:editing-duration>PT26M44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30" meta:word-count="224" meta:character-count="1259" meta:non-whitespace-character-count="1089"/>
  </office:meta>
</office:document-meta>
</file>